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ans" fo:language="en" fo:country="US" officeooo:paragraph-rsid="001cc8ed"/>
    </style:style>
    <style:style style:name="P2" style:family="paragraph" style:parent-style-name="Standard">
      <style:text-properties style:font-name="Liberation Sans" fo:language="en" fo:country="US" officeooo:paragraph-rsid="001cc8ed"/>
    </style:style>
    <style:style style:name="P3" style:family="paragraph" style:parent-style-name="Standard">
      <style:text-properties style:font-name="Liberation Sans" fo:language="en" fo:country="US" officeooo:paragraph-rsid="002ba495"/>
    </style:style>
    <style:style style:name="P4" style:family="paragraph" style:parent-style-name="Standard">
      <style:text-properties fo:language="en" fo:country="US" officeooo:paragraph-rsid="001cc8ed"/>
    </style:style>
    <style:style style:name="P5" style:family="paragraph" style:parent-style-name="Standard">
      <style:text-properties fo:language="en" fo:country="US" officeooo:paragraph-rsid="0026fbbe"/>
    </style:style>
    <style:style style:name="P6" style:family="paragraph" style:parent-style-name="Standard">
      <style:text-properties fo:language="en" fo:country="US" officeooo:rsid="00293c07" officeooo:paragraph-rsid="00293c07"/>
    </style:style>
    <style:style style:name="P7" style:family="paragraph" style:parent-style-name="Standard">
      <style:text-properties officeooo:paragraph-rsid="0026fbbe"/>
    </style:style>
    <style:style style:name="P8" style:family="paragraph" style:parent-style-name="Standard">
      <style:text-properties officeooo:paragraph-rsid="0029695e"/>
    </style:style>
    <style:style style:name="P9" style:family="paragraph" style:parent-style-name="Standard">
      <style:text-properties officeooo:rsid="002ba495" officeooo:paragraph-rsid="002ba495"/>
    </style:style>
    <style:style style:name="P10" style:family="paragraph" style:parent-style-name="Standard">
      <style:text-properties officeooo:rsid="002ba495" officeooo:paragraph-rsid="002d3e52"/>
    </style:style>
    <style:style style:name="P11" style:family="paragraph" style:parent-style-name="Standard">
      <style:text-properties officeooo:paragraph-rsid="002ba495"/>
    </style:style>
    <style:style style:name="P12" style:family="paragraph" style:parent-style-name="Standard">
      <style:text-properties style:text-underline-style="none" officeooo:rsid="0036e5a4" officeooo:paragraph-rsid="0036e5a4"/>
    </style:style>
    <style:style style:name="P13" style:family="paragraph" style:parent-style-name="Standard">
      <style:text-properties style:text-underline-style="none" officeooo:rsid="0038056a" officeooo:paragraph-rsid="0038056a"/>
    </style:style>
    <style:style style:name="P14" style:family="paragraph" style:parent-style-name="Standard">
      <style:text-properties style:text-underline-style="none" officeooo:rsid="0038da13" officeooo:paragraph-rsid="0038da13"/>
    </style:style>
    <style:style style:name="P15" style:family="paragraph" style:parent-style-name="Standard">
      <style:text-properties officeooo:rsid="002e1f66" officeooo:paragraph-rsid="002e1f66"/>
    </style:style>
    <style:style style:name="P16" style:family="paragraph" style:parent-style-name="Standard">
      <style:text-properties officeooo:paragraph-rsid="002e1f66"/>
    </style:style>
    <style:style style:name="P17" style:family="paragraph" style:parent-style-name="Standard">
      <style:text-properties officeooo:rsid="0030b4af" officeooo:paragraph-rsid="0030b4af"/>
    </style:style>
    <style:style style:name="P18" style:family="paragraph" style:parent-style-name="Standard">
      <style:text-properties style:text-underline-style="solid" style:text-underline-width="auto" style:text-underline-color="font-color" officeooo:rsid="0030b4af" officeooo:paragraph-rsid="0030b4af"/>
    </style:style>
    <style:style style:name="P19" style:family="paragraph" style:parent-style-name="Standard">
      <style:text-properties style:text-underline-style="solid" style:text-underline-width="auto" style:text-underline-color="font-color" officeooo:rsid="00325c47" officeooo:paragraph-rsid="00325c47"/>
    </style:style>
    <style:style style:name="P20" style:family="paragraph" style:parent-style-name="Standard">
      <style:text-properties officeooo:paragraph-rsid="00325c47"/>
    </style:style>
    <style:style style:name="P21" style:family="paragraph" style:parent-style-name="Standard">
      <style:text-properties officeooo:paragraph-rsid="00345e6e"/>
    </style:style>
    <style:style style:name="P22" style:family="paragraph" style:parent-style-name="Standard">
      <style:text-properties officeooo:paragraph-rsid="0036e5a4"/>
    </style:style>
    <style:style style:name="P23" style:family="paragraph" style:parent-style-name="Standard">
      <style:text-properties officeooo:paragraph-rsid="0038da13"/>
    </style:style>
    <style:style style:name="P24" style:family="paragraph" style:parent-style-name="Standard">
      <style:paragraph-properties fo:margin-left="1.251cm" fo:margin-right="0cm" fo:text-indent="0cm" style:auto-text-indent="false"/>
      <style:text-properties officeooo:paragraph-rsid="00325c47"/>
    </style:style>
    <style:style style:name="P25" style:family="paragraph" style:parent-style-name="Standard">
      <style:paragraph-properties fo:margin-left="1.251cm" fo:margin-right="0cm" fo:text-indent="0cm" style:auto-text-indent="false"/>
      <style:text-properties officeooo:rsid="002e1f66" officeooo:paragraph-rsid="00325c47"/>
    </style:style>
    <style:style style:name="P26" style:family="paragraph" style:parent-style-name="Text_20_body">
      <style:text-properties style:font-name="Liberation Sans" fo:language="en" fo:country="US" officeooo:paragraph-rsid="00343821"/>
    </style:style>
    <style:style style:name="P27" style:family="paragraph" style:parent-style-name="Text_20_body">
      <style:text-properties style:font-name="Liberation Sans" fo:language="en" fo:country="US" officeooo:paragraph-rsid="0038de4d"/>
    </style:style>
    <style:style style:name="P28" style:family="paragraph" style:parent-style-name="Text_20_body">
      <style:text-properties officeooo:paragraph-rsid="0038de4d"/>
    </style:style>
    <style:style style:name="T1" style:family="text">
      <style:text-properties style:font-name="Liberation Sans"/>
    </style:style>
    <style:style style:name="T2" style:family="text">
      <style:text-properties style:font-name="Liberation Sans" fo:language="en" fo:country="US"/>
    </style:style>
    <style:style style:name="T3" style:family="text">
      <style:text-properties style:font-name="Liberation Sans" fo:language="en" fo:country="US" officeooo:rsid="001cc8ed"/>
    </style:style>
    <style:style style:name="T4" style:family="text">
      <style:text-properties style:font-name="Liberation Sans" fo:language="en" fo:country="US" officeooo:rsid="00244c46"/>
    </style:style>
    <style:style style:name="T5" style:family="text">
      <style:text-properties style:font-name="Liberation Sans" fo:language="en" fo:country="US" style:text-underline-style="none" officeooo:rsid="00345e6e"/>
    </style:style>
    <style:style style:name="T6" style:family="text">
      <style:text-properties style:font-name="Liberation Sans" fo:language="en" fo:country="US" style:text-underline-style="none" officeooo:rsid="00352866"/>
    </style:style>
    <style:style style:name="T7" style:family="text">
      <style:text-properties style:font-name="Liberation Sans" fo:language="en" fo:country="US" style:text-underline-style="none" officeooo:rsid="00369599"/>
    </style:style>
    <style:style style:name="T8" style:family="text">
      <style:text-properties style:font-name="Liberation Sans" fo:language="en" fo:country="US" style:text-underline-style="none" officeooo:rsid="0038056a"/>
    </style:style>
    <style:style style:name="T9" style:family="text">
      <style:text-properties style:font-name="Liberation Sans" fo:language="en" fo:country="US" style:text-underline-style="none" officeooo:rsid="0036e5a4"/>
    </style:style>
    <style:style style:name="T10" style:family="text">
      <style:text-properties style:font-name="Liberation Sans" fo:language="en" fo:country="US" style:text-underline-style="none" officeooo:rsid="0038da13"/>
    </style:style>
    <style:style style:name="T11" style:family="text">
      <style:text-properties style:font-name="Liberation Sans" fo:language="en" fo:country="US" style:text-underline-style="none" officeooo:rsid="0038de4d"/>
    </style:style>
    <style:style style:name="T12" style:family="text">
      <style:text-properties style:font-name="Liberation Sans" fo:language="en" fo:country="US" officeooo:rsid="0029695e"/>
    </style:style>
    <style:style style:name="T13" style:family="text">
      <style:text-properties style:font-name="Liberation Sans" fo:language="en" fo:country="US" officeooo:rsid="0029fafe"/>
    </style:style>
    <style:style style:name="T14" style:family="text">
      <style:text-properties style:font-name="Liberation Sans" fo:language="en" fo:country="US" officeooo:rsid="002ba495"/>
    </style:style>
    <style:style style:name="T15" style:family="text">
      <style:text-properties style:font-name="Liberation Sans" fo:language="en" fo:country="US" officeooo:rsid="002d3e52"/>
    </style:style>
    <style:style style:name="T16" style:family="text">
      <style:text-properties style:font-name="Liberation Sans" fo:language="en" fo:country="US" officeooo:rsid="002e1f66"/>
    </style:style>
    <style:style style:name="T17" style:family="text">
      <style:text-properties style:font-name="Liberation Sans" fo:language="en" fo:country="US" fo:font-style="italic" officeooo:rsid="002e1f66" style:font-style-asian="italic" style:font-style-complex="italic"/>
    </style:style>
    <style:style style:name="T18" style:family="text">
      <style:text-properties style:font-name="Liberation Sans" fo:language="en" fo:country="US" officeooo:rsid="002f8fc3"/>
    </style:style>
    <style:style style:name="T19" style:family="text">
      <style:text-properties style:font-name="Liberation Sans" fo:language="en" fo:country="US" officeooo:rsid="0030b4af"/>
    </style:style>
    <style:style style:name="T20" style:family="text">
      <style:text-properties style:font-name="Liberation Sans" fo:language="en" fo:country="US" officeooo:rsid="00318aa0"/>
    </style:style>
    <style:style style:name="T21" style:family="text">
      <style:text-properties style:font-name="Liberation Sans" fo:language="en" fo:country="US" officeooo:rsid="00325c47"/>
    </style:style>
    <style:style style:name="T22" style:family="text">
      <style:text-properties style:font-name="Liberation Sans" fo:language="en" fo:country="US" officeooo:rsid="0038056a"/>
    </style:style>
    <style:style style:name="T23" style:family="text">
      <style:text-properties style:font-name="Liberation Sans" fo:language="en" fo:country="US" officeooo:rsid="0038de4d"/>
    </style:style>
    <style:style style:name="T24" style:family="text">
      <style:text-properties style:font-name="Liberation Sans" fo:language="en" fo:country="US" officeooo:rsid="003bf06e"/>
    </style:style>
    <style:style style:name="T25" style:family="text">
      <style:text-properties style:font-name="Liberation Sans" fo:font-size="8pt" fo:font-style="italic" officeooo:rsid="00269a5b" style:font-size-asian="7pt" style:font-style-asian="italic" style:font-size-complex="8pt" style:font-style-complex="italic"/>
    </style:style>
    <style:style style:name="T26" style:family="text">
      <style:text-properties style:font-name="Liberation Sans" officeooo:rsid="00257116"/>
    </style:style>
    <style:style style:name="T27" style:family="text">
      <style:text-properties style:font-name="Liberation Sans" officeooo:rsid="001cc8ed"/>
    </style:style>
    <style:style style:name="T28" style:family="text">
      <style:text-properties style:font-name="Liberation Sans" officeooo:rsid="00244c46"/>
    </style:style>
    <style:style style:name="T29" style:family="text">
      <style:text-properties style:font-name="Liberation Sans" officeooo:rsid="0026fbbe"/>
    </style:style>
    <style:style style:name="T30" style:family="text">
      <style:text-properties style:font-name="Liberation Sans" style:text-underline-style="none"/>
    </style:style>
    <style:style style:name="T31" style:family="text">
      <style:text-properties style:font-name="Liberation Sans" officeooo:rsid="002877c4"/>
    </style:style>
    <style:style style:name="T32" style:family="text">
      <style:text-properties style:font-name="Liberation Sans" officeooo:rsid="0021466a"/>
    </style:style>
    <style:style style:name="T33" style:family="text">
      <style:text-properties style:font-name="Liberation Sans" officeooo:rsid="0038de4d"/>
    </style:style>
    <style:style style:name="T34" style:family="text">
      <style:text-properties officeooo:rsid="002ba495"/>
    </style:style>
    <style:style style:name="T35" style:family="text">
      <style:text-properties officeooo:rsid="0030b4af"/>
    </style:style>
    <style:style style:name="T36" style:family="text">
      <style:text-properties officeooo:rsid="003383f1"/>
    </style:style>
    <style:style style:name="T37" style:family="text">
      <style:text-properties officeooo:rsid="0038da13"/>
    </style:style>
    <style:style style:name="T38" style:family="text">
      <style:text-properties officeooo:rsid="0038de4d"/>
    </style:style>
    <style:style style:name="T39" style:family="text">
      <style:text-properties officeooo:rsid="003a2c10"/>
    </style:style>
    <style:style style:name="T40" style:family="text">
      <style:text-properties officeooo:rsid="003bf0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6">#</text:span> A word about <text:span text:style-name="T34">E</text:span>nterprises and <text:span text:style-name="T34">S</text:span>oftware <text:span text:style-name="T34">D</text:span>evelopment.<text:line-break/><text:line-break/>Although in many professions, <text:span text:style-name="T34">j</text:span>unior hiring is best thought <text:span text:style-name="T35">from Senior Managers </text:span>as a balance between cost and performance, <text:span text:style-name="T39">i</text:span>n Software development is somehow different. </text:p>
      <text:p text:style-name="P3"/>
      <text:p text:style-name="P11"><text:span text:style-name="T2">Enterprises has invested a lot of </text:span><text:span text:style-name="T12">time and </text:span><text:span text:style-name="T2">money (effort) into </text:span><text:span text:style-name="T12">the </text:span><text:span text:style-name="T2">current </text:span><text:span text:style-name="T15">running</text:span><text:span text:style-name="T14"> </text:span><text:span text:style-name="T2">code they have. </text:span><text:span text:style-name="T20">Refactoring, evergreening, upgrade into new technologies, it is like t</text:span><text:span text:style-name="T2">hrowing away all that code, </text:span><text:span text:style-name="T20">which </text:span><text:span text:style-name="T2">requires huge investments not every enterprises wishes to do, because it's the </text:span><text:span text:style-name="T15">kind-of </text:span><text:span text:style-name="T2">opposite to win-win. </text:span></text:p>
      <text:p text:style-name="P8"><text:span text:style-name="T2"/></text:p>
      <text:p text:style-name="P8"><text:span text:style-name="T2">Customers are </text:span><text:span text:style-name="T12">satisfied</text:span><text:span text:style-name="T2"> to what they currently have. </text:span><text:span text:style-name="T12">I</text:span><text:span text:style-name="T2">t may </text:span><text:span text:style-name="T12">not be the best </text:span><text:span text:style-name="T14">solution</text:span><text:span text:style-name="T12">, but it works, and known bugs are already handled,</text:span><text:span text:style-name="T20"> often </text:span><text:span text:style-name="T12">with human procedures </text:span><text:span text:style-name="T20">or workarounds known to the users</text:span><text:span text:style-name="T12">. </text:span><text:span text:style-name="T13">On the other hand, for software engineers it </text:span><text:span text:style-name="T14">is</text:span><text:span text:style-name="T13"> </text:span><text:span text:style-name="T15">even </text:span><text:span text:style-name="T13">worst:</text:span><text:span text:style-name="T2"> you don't know the details, you probably don't have the code, </text:span><text:span text:style-name="T13">you might add new bugs, you need a lot of effort to get to the same status the current application has. At the end of the day, </text:span><text:span text:style-name="T14">you will invest a lot of money and </text:span><text:span text:style-name="T2">you will not get </text:span><text:span text:style-name="T14">no</text:span><text:span text:style-name="T2"> real benefit</text:span><text:span text:style-name="T14">s</text:span><text:span text:style-name="T2">. </text:span><text:span text:style-name="T14">Lose-lose. </text:span></text:p>
      <text:p text:style-name="P8"><text:span text:style-name="T14"/></text:p>
      <text:p text:style-name="P10"><text:span text:style-name="T2">Th</text:span><text:span text:style-name="T20">is</text:span><text:span text:style-name="T2"> is the reason on why hiring long time software engineers experts add value to enterprises, and that’s the situation I’m currently in. </text:span></text:p>
      <text:p text:style-name="P10"><text:span text:style-name="T2"/></text:p>
      <text:p text:style-name="P24"><text:span text:style-name="T14">I’</text:span><text:span text:style-name="T15">m not saying Junior hiring must be avoided. </text:span><text:span text:style-name="T20">You can get and train them into the company ensuring new generations to come. And instead of going into the job-market to find some </text:span><text:span text:style-name="T21">specialist,</text:span><text:span text:style-name="T20"> you can promote them and make the company a career for th</text:span><text:span text:style-name="T21">em</text:span><text:span text:style-name="T20">.</text:span></text:p>
      <text:p text:style-name="P24"><text:span text:style-name="T20"/></text:p>
      <text:p text:style-name="P24"><text:span text:style-name="T20">Anyhow, t</text:span><text:span text:style-name="T15">here are some situation in which you need flat learning curve to get up to speed with maintenance and feature upgrade, </text:span><text:span text:style-name="T16">to work the backlog your products </text:span><text:span text:style-name="T21">already </text:span><text:span text:style-name="T16">have</text:span><text:span text:style-name="T15">. The cons for senior hiring is that they </text:span><text:span text:style-name="T16">tend to </text:span><text:span text:style-name="T15">cost much more than juniors and are more subject to hiring to other enterprises, in addition that they are hard to find. </text:span></text:p>
      <text:p text:style-name="P25"><text:span text:style-name="T2"/></text:p>
      <text:p text:style-name="P20"><text:span text:style-name="T16">I’m currently in that situation. I’m a </text:span><text:span text:style-name="T21">20+ years </text:span><text:span text:style-name="T16">software expert </text:span><text:span text:style-name="T21">that was in many situations: developing from scratch, implement global developed applications, work with teams of hundreds and work with teams of 2, be the mentor and have a lot of know-how of the company</text:span><text:span text:style-name="T16">. </text:span><text:span text:style-name="T21">The more years I have, the more I see and experience things. </text:span></text:p>
      <text:p text:style-name="P20"><text:span text:style-name="T16"/></text:p>
      <text:p text:style-name="P20"><text:span text:style-name="T19">M</text:span><text:span text:style-name="T18">y first steps into the development world </text:span><text:span text:style-name="T19">was </text:span><text:span text:style-name="T16">with Linux, Java, SQL and </text:span><text:span text:style-name="T19">others</text:span><text:span text:style-name="T16">, and I’m currently a software maintainer multi-skilled. </text:span></text:p>
      <text:p text:style-name="P15"><text:span text:style-name="T2"/></text:p>
      <text:p text:style-name="P16"><text:span text:style-name="T16">Do I know about </text:span><text:span text:style-name="T18">things</text:span><text:span text:style-name="T16"> like cloud, mobile and other brand new technologies? There is a point in your career where by just looking into a video on YouTube or reading a blog, you can get </text:span><text:span text:style-name="T19">general introduction, some </text:span><text:span text:style-name="T16">basic information about a tech and you can work it out. Just take a look at my app. Fully built with </text:span><text:span text:style-name="T17">new</text:span><text:span text:style-name="T16"> technologies like Angular and SpringCloud, to which I have not taken any formal training, but self learned all those. </text:span><text:span text:style-name="T18">In my résumé, you will not see any experience with that, but I’ve figured them all and get a fully working app. </text:span></text:p>
      <text:p text:style-name="P9"><text:span text:style-name="T2"/></text:p>
      <text:p text:style-name="P17"><text:span text:style-name="T2"/></text:p>
      <text:p text:style-name="P17"><text:span text:style-name="T2"># A word about Software Management</text:span></text:p>
      <text:p text:style-name="P17"><text:span text:style-name="T2"/></text:p>
      <text:p text:style-name="P21"><text:span text:style-name="T5">Software developers tend to think that after some years working as developers their only and natural evolution is to be a </text:span><text:span text:style-name="T6">t</text:span><text:span text:style-name="T5">ech lead</text:span><text:span text:style-name="T8">s</text:span><text:span text:style-name="T5"> or manager</text:span><text:span text:style-name="T8">s</text:span><text:span text:style-name="T5">. <text:s/>That’s not the case for many, </text:span><text:soft-page-break/><text:span text:style-name="T5">because they lack some key non-technical skills like leadership </text:span><text:span text:style-name="T7">or respect from colleagues</text:span><text:span text:style-name="T5">. </text:span></text:p>
      <text:p text:style-name="P18"><text:span text:style-name="T2"/></text:p>
      <text:p text:style-name="P22"><text:span text:style-name="T9">As opposed to developers, already in place Software Managers tend to think about developers as </text:span><text:span text:style-name="T8">resources to get their objective of being recognized by the customers as doers. That’s true in many case. <text:s/></text:span></text:p>
      <text:p text:style-name="P12"><text:span text:style-name="T22"/></text:p>
      <text:p text:style-name="P13"><text:span text:style-name="T2">In my opinion it’s like hardware and software: none of them are useful without the other.</text:span></text:p>
      <text:p text:style-name="P13"><text:span text:style-name="T2"/></text:p>
      <text:p text:style-name="P23"><text:span text:style-name="T10">What does it imply to be a Software Manager? Many has been said about Senior Management. To some companies, it’s to be trustful and loyal to the person that have put you in that position. To some narrow minded, it is to have people reporting to you, under your functional line. </text:span></text:p>
      <text:p text:style-name="P14"><text:span text:style-name="T2"/></text:p>
      <text:p text:style-name="P23"><text:span text:style-name="T10">To me, it means to be distinguished enough to be inquired about the opinion for activities being done </text:span><text:span text:style-name="T11">into</text:span><text:span text:style-name="T10"> your applications, whether they are development, technical, functional, consultancy, maintenance or budget related, independently if you have the formal position or not. That means, you are the manager into your scope. </text:span></text:p>
      <text:p text:style-name="P14"><text:span text:style-name="T2"/></text:p>
      <text:p text:style-name="P23"><text:span text:style-name="T10">I’m currently in that situation. I don’t have people under my line, neither a formal management position. But I’m being asking for my opinion, for my help, for my agreement, on every day activities being done. </text:span></text:p>
      <text:p text:style-name="P12"><text:span text:style-name="T22"/></text:p>
      <text:p text:style-name="P18"><text:span text:style-name="T2"/></text:p>
      <text:p text:style-name="P18"><text:span text:style-name="T2"/></text:p>
      <text:p text:style-name="P18"><text:span text:style-name="T2"/></text:p>
      <text:p text:style-name="P19"><text:span text:style-name="T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4T18:21:47.326000000</meta:creation-date>
    <dc:date>2020-12-23T16:07:36.479000000</dc:date>
    <meta:editing-duration>P1DT2H3M40S</meta:editing-duration>
    <meta:editing-cycles>11</meta:editing-cycles>
    <meta:generator>LibreOffice/6.4.3.2$Windows_X86_64 LibreOffice_project/747b5d0ebf89f41c860ec2a39efd7cb15b54f2d8</meta:generator>
    <meta:document-statistic meta:table-count="0" meta:image-count="0" meta:object-count="0" meta:page-count="2" meta:paragraph-count="16" meta:word-count="727" meta:character-count="4221" meta:non-whitespace-character-count="3494"/>
  </office:meta>
</office:document-meta>
</file>